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41.36pt"/>
    </style:style>
    <style:style style:name="co4" style:family="table-column">
      <style:table-column-properties fo:break-before="auto" style:column-width="62.0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22.14pt"/>
    </style:style>
    <style:style style:name="co7" style:family="table-column">
      <style:table-column-properties fo:break-before="auto" style:column-width="37.16pt"/>
    </style:style>
    <style:style style:name="co8" style:family="table-column">
      <style:table-column-properties fo:break-before="auto" style:column-width="25.91pt"/>
    </style:style>
    <style:style style:name="co9" style:family="table-column">
      <style:table-column-properties fo:break-before="auto" style:column-width="34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2"/>
    <style:style style:name="ce3" style:family="table-cell" style:parent-style-name="Default" style:data-style-name="N132">
      <style:text-properties fo:font-weight="bold" style:font-weight-asian="bold" style:font-weight-complex="bold"/>
    </style:style>
    <style:style style:name="ce4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ast w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bs</text:p>
          </table:table-cell>
          <table:table-cell office:value-type="float" office:value="22.8" calcext:value-type="float">
            <text:p>22.8</text:p>
          </table:table-cell>
          <table:table-cell table:formula="of:=4*[.B3]" office:value-type="float" office:value="91.2" calcext:value-type="float">
            <text:p>91.2</text:p>
          </table:table-cell>
          <table:table-cell table:style-name="ce2" table:formula="of:=[.C3]/[.$C$6]" office:value-type="float" office:value="0.0361016546591719" calcext:value-type="float">
            <text:p>0.036</text:p>
          </table:table-cell>
          <table:table-cell table:style-name="ce4" table:formula="of:=0.207*[.D3]" office:value-type="float" office:value="0.00747304251444858" calcext:value-type="float">
            <text:p>0.0075</text:p>
          </table:table-cell>
          <table:table-cell table:style-name="ce4" table:formula="of:=0.207*[.D3]" office:value-type="float" office:value="0.00747304251444858" calcext:value-type="float">
            <text:p>0.0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91" calcext:value-type="float">
            <text:p>191</text:p>
          </table:table-cell>
          <table:table-cell table:formula="of:=9*[.B4]" office:value-type="float" office:value="1719" calcext:value-type="float">
            <text:p>1719</text:p>
          </table:table-cell>
          <table:table-cell table:style-name="ce2" table:formula="of:=[.C4]/[.$C$6]" office:value-type="float" office:value="0.680468688148207" calcext:value-type="float">
            <text:p>0.680</text:p>
          </table:table-cell>
          <table:table-cell table:style-name="ce4" table:formula="of:=0.159*[.D4]" office:value-type="float" office:value="0.108194521415565" calcext:value-type="float">
            <text:p>0.1082</text:p>
          </table:table-cell>
          <table:table-cell table:style-name="ce4" table:formula="of:=0.226*[.D4]" office:value-type="float" office:value="0.153785923521495" calcext:value-type="float">
            <text:p>0.1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79" calcext:value-type="float">
            <text:p>179</text:p>
          </table:table-cell>
          <table:table-cell table:formula="of:=4*[.B5]" office:value-type="float" office:value="716" calcext:value-type="float">
            <text:p>716</text:p>
          </table:table-cell>
          <table:table-cell table:style-name="ce2" table:formula="of:=[.C5]/[.$C$6]" office:value-type="float" office:value="0.283429657192621" calcext:value-type="float">
            <text:p>0.283</text:p>
          </table:table-cell>
          <table:table-cell table:style-name="ce4" table:formula="of:=0.193*[.D5]" office:value-type="float" office:value="0.0547019238381759" calcext:value-type="float">
            <text:p>0.0547</text:p>
          </table:table-cell>
          <table:table-cell table:style-name="ce4" table:formula="of:=0.243*[.D5]" office:value-type="float" office:value="0.068873406697807" calcext:value-type="float">
            <text:p>0.0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])" office:value-type="float" office:value="2526.2" calcext:value-type="float">
            <text:p>2526.2</text:p>
          </table:table-cell>
          <table:table-cell/>
          <table:table-cell table:style-name="ce4" table:formula="of:=SUM([.E3:.E5])" office:value-type="float" office:value="0.170369487768189" calcext:value-type="float">
            <text:p>0.1704</text:p>
          </table:table-cell>
          <table:table-cell table:style-name="ce4" table:formula="of:=SUM([.F3:.F5])" office:value-type="float" office:value="0.23013237273375" calcext:value-type="float">
            <text:p>0.23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E6]/[.F6]" office:value-type="float" office:value="0.740310829564587" calcext:value-type="float">
            <text:p>0.74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Zone Di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F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4" calcext:value-type="float">
            <text:p>0.400</text:p>
          </table:table-cell>
          <table:table-cell table:style-name="ce4" table:formula="of:=0.207*[.B11]" office:value-type="float" office:value="0.0828" calcext:value-type="float">
            <text:p>0.0828</text:p>
          </table:table-cell>
          <table:table-cell table:style-name="ce4" table:formula="of:=0.207*[.B11]" office:value-type="float" office:value="0.0828" calcext:value-type="float">
            <text:p>0.0828</text:p>
          </table:table-cell>
          <table:table-cell table:number-columns-repeated="2"/>
          <table:table-cell table:formula="of:=[.A49]" office:value-type="string" office:string-value="Ketogenic" calcext:value-type="string">
            <text:p>Ketogenic</text:p>
          </table:table-cell>
          <table:table-cell table:style-name="ce2" table:formula="of:=[.C55]" office:value-type="float" office:value="0.736266141387612" calcext:value-type="float">
            <text:p>0.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3" calcext:value-type="float">
            <text:p>0.300</text:p>
          </table:table-cell>
          <table:table-cell table:style-name="ce4" table:formula="of:=0.159*[.B12]" office:value-type="float" office:value="0.0477" calcext:value-type="float">
            <text:p>0.0477</text:p>
          </table:table-cell>
          <table:table-cell table:style-name="ce4" table:formula="of:=0.226*[.B12]" office:value-type="float" office:value="0.0678" calcext:value-type="float">
            <text:p>0.0678</text:p>
          </table:table-cell>
          <table:table-cell table:number-columns-repeated="2"/>
          <table:table-cell office:value-type="string" calcext:value-type="string">
            <text:p>Mine</text:p>
          </table:table-cell>
          <table:table-cell table:style-name="ce2" table:formula="of:=[.C7]" office:value-type="float" office:value="0.740310829564587" calcext:value-type="float">
            <text:p>0.7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3" calcext:value-type="float">
            <text:p>0.300</text:p>
          </table:table-cell>
          <table:table-cell table:style-name="ce4" table:formula="of:=0.193*[.B13]" office:value-type="float" office:value="0.0579" calcext:value-type="float">
            <text:p>0.0579</text:p>
          </table:table-cell>
          <table:table-cell table:style-name="ce4" table:formula="of:=0.243*[.B13]" office:value-type="float" office:value="0.0729" calcext:value-type="float">
            <text:p>0.0729</text:p>
          </table:table-cell>
          <table:table-cell table:number-columns-repeated="2"/>
          <table:table-cell table:formula="of:=[.A73]" office:value-type="string" office:string-value="Vegan" calcext:value-type="string">
            <text:p>Vegan</text:p>
          </table:table-cell>
          <table:table-cell table:style-name="ce2" table:formula="of:=[.C79]" office:value-type="float" office:value="0.763628338115206" calcext:value-type="float">
            <text:p>0.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11:.C13])" office:value-type="float" office:value="0.1884" calcext:value-type="float">
            <text:p>0.1884</text:p>
          </table:table-cell>
          <table:table-cell table:style-name="ce4" table:formula="of:=SUM([.D11:.D13])" office:value-type="float" office:value="0.2235" calcext:value-type="float">
            <text:p>0.2235</text:p>
          </table:table-cell>
          <table:table-cell table:number-columns-repeated="2"/>
          <table:table-cell table:formula="of:=[.A57]" office:value-type="string" office:string-value="Atkins" calcext:value-type="string">
            <text:p>Atkins</text:p>
          </table:table-cell>
          <table:table-cell table:style-name="ce2" table:formula="of:=[.C63]" office:value-type="float" office:value="0.752888557584793" calcext:value-type="float">
            <text:p>0.7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14]/[.D14]" office:value-type="float" office:value="0.842953020134228" calcext:value-type="float">
            <text:p>0.843</text:p>
          </table:table-cell>
          <table:table-cell table:number-columns-repeated="3"/>
          <table:table-cell table:formula="of:=[.A41]" office:value-type="string" office:string-value="Paleo" calcext:value-type="string">
            <text:p>Paleo</text:p>
          </table:table-cell>
          <table:table-cell table:style-name="ce2" table:formula="of:=[.C47]" office:value-type="float" office:value="0.815858951984606" calcext:value-type="float">
            <text:p>0.816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33]" office:value-type="string" office:string-value="Mediter" calcext:value-type="string">
            <text:p>Mediter</text:p>
          </table:table-cell>
          <table:table-cell table:style-name="ce2" table:formula="of:=[.C39]" office:value-type="float" office:value="0.824740406320542" calcext:value-type="float">
            <text:p>0.8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D</text:p>
          </table:table-cell>
          <table:table-cell table:number-columns-repeated="5"/>
          <table:table-cell office:value-type="string" calcext:value-type="string">
            <text:p>Zone</text:p>
          </table:table-cell>
          <table:table-cell table:style-name="ce2" table:formula="of:=[.C15]" office:value-type="float" office:value="0.842953020134228" calcext:value-type="float">
            <text:p>0.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2"/>
          <table:table-cell table:formula="of:=[.A17]" office:value-type="string" office:string-value="SAD" calcext:value-type="string">
            <text:p>SAD</text:p>
          </table:table-cell>
          <table:table-cell table:style-name="ce2" table:formula="of:=[.C23]" office:value-type="float" office:value="0.858708057521114" calcext:value-type="float">
            <text:p>0.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5" calcext:value-type="float">
            <text:p>0.500</text:p>
          </table:table-cell>
          <table:table-cell table:style-name="ce4" table:formula="of:=0.207*[.B19]" office:value-type="float" office:value="0.1035" calcext:value-type="float">
            <text:p>0.1035</text:p>
          </table:table-cell>
          <table:table-cell table:style-name="ce4" table:formula="of:=0.207*[.B19]" office:value-type="float" office:value="0.1035" calcext:value-type="float">
            <text:p>0.1035</text:p>
          </table:table-cell>
          <table:table-cell table:number-columns-repeated="2"/>
          <table:table-cell table:style-name="ce2" table:formula="of:=[.A25]" office:value-type="string" office:string-value="Ornish" calcext:value-type="string">
            <text:p>Ornish</text:p>
          </table:table-cell>
          <table:table-cell table:style-name="ce2" table:formula="of:=[.C31]" office:value-type="float" office:value="0.936269261207579" calcext:value-type="float">
            <text:p>0.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35" calcext:value-type="float">
            <text:p>0.350</text:p>
          </table:table-cell>
          <table:table-cell table:style-name="ce4" table:formula="of:=0.159*[.B20]" office:value-type="float" office:value="0.05565" calcext:value-type="float">
            <text:p>0.0557</text:p>
          </table:table-cell>
          <table:table-cell table:style-name="ce4" table:formula="of:=0.226*[.B20]" office:value-type="float" office:value="0.0791" calcext:value-type="float">
            <text:p>0.0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15" calcext:value-type="float">
            <text:p>0.150</text:p>
          </table:table-cell>
          <table:table-cell table:style-name="ce4" table:formula="of:=0.193*[.B21]" office:value-type="float" office:value="0.02895" calcext:value-type="float">
            <text:p>0.0290</text:p>
          </table:table-cell>
          <table:table-cell table:style-name="ce4" table:formula="of:=0.243*[.B21]" office:value-type="float" office:value="0.03645" calcext:value-type="float">
            <text:p>0.0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19:.C21])" office:value-type="float" office:value="0.1881" calcext:value-type="float">
            <text:p>0.1881</text:p>
          </table:table-cell>
          <table:table-cell table:style-name="ce4" table:formula="of:=SUM([.D19:.D21])" office:value-type="float" office:value="0.21905" calcext:value-type="float">
            <text:p>0.219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22]/[.D22]" office:value-type="float" office:value="0.858708057521114" calcext:value-type="float">
            <text:p>0.85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rni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75" calcext:value-type="float">
            <text:p>0.750</text:p>
          </table:table-cell>
          <table:table-cell table:style-name="ce4" table:formula="of:=0.207*[.B27]" office:value-type="float" office:value="0.15525" calcext:value-type="float">
            <text:p>0.1553</text:p>
          </table:table-cell>
          <table:table-cell table:style-name="ce4" table:formula="of:=0.207*[.B27]" office:value-type="float" office:value="0.15525" calcext:value-type="float">
            <text:p>0.1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07" calcext:value-type="float">
            <text:p>0.070</text:p>
          </table:table-cell>
          <table:table-cell table:style-name="ce4" table:formula="of:=0.159*[.B28]" office:value-type="float" office:value="0.01113" calcext:value-type="float">
            <text:p>0.0111</text:p>
          </table:table-cell>
          <table:table-cell table:style-name="ce4" table:formula="of:=0.226*[.B28]" office:value-type="float" office:value="0.01582" calcext:value-type="float">
            <text:p>0.0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18" calcext:value-type="float">
            <text:p>0.180</text:p>
          </table:table-cell>
          <table:table-cell table:style-name="ce4" table:formula="of:=0.193*[.B29]" office:value-type="float" office:value="0.03474" calcext:value-type="float">
            <text:p>0.0347</text:p>
          </table:table-cell>
          <table:table-cell table:style-name="ce4" table:formula="of:=0.243*[.B29]" office:value-type="float" office:value="0.04374" calcext:value-type="float">
            <text:p>0.0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27:.C29])" office:value-type="float" office:value="0.20112" calcext:value-type="float">
            <text:p>0.2011</text:p>
          </table:table-cell>
          <table:table-cell table:style-name="ce4" table:formula="of:=SUM([.D27:.D29])" office:value-type="float" office:value="0.21481" calcext:value-type="float">
            <text:p>0.214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30]/[.D30]" office:value-type="float" office:value="0.936269261207579" calcext:value-type="float">
            <text:p>0.93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edi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38" calcext:value-type="float">
            <text:p>0.380</text:p>
          </table:table-cell>
          <table:table-cell table:style-name="ce4" table:formula="of:=0.207*[.B35]" office:value-type="float" office:value="0.07866" calcext:value-type="float">
            <text:p>0.0787</text:p>
          </table:table-cell>
          <table:table-cell table:style-name="ce4" table:formula="of:=0.207*[.B35]" office:value-type="float" office:value="0.07866" calcext:value-type="float">
            <text:p>0.0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46" calcext:value-type="float">
            <text:p>0.460</text:p>
          </table:table-cell>
          <table:table-cell table:style-name="ce4" table:formula="of:=0.159*[.B36]" office:value-type="float" office:value="0.07314" calcext:value-type="float">
            <text:p>0.0731</text:p>
          </table:table-cell>
          <table:table-cell table:style-name="ce4" table:formula="of:=0.226*[.B36]" office:value-type="float" office:value="0.10396" calcext:value-type="float">
            <text:p>0.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16" calcext:value-type="float">
            <text:p>0.160</text:p>
          </table:table-cell>
          <table:table-cell table:style-name="ce4" table:formula="of:=0.193*[.B37]" office:value-type="float" office:value="0.03088" calcext:value-type="float">
            <text:p>0.0309</text:p>
          </table:table-cell>
          <table:table-cell table:style-name="ce4" table:formula="of:=0.243*[.B37]" office:value-type="float" office:value="0.03888" calcext:value-type="float">
            <text:p>0.0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35:.C37])" office:value-type="float" office:value="0.18268" calcext:value-type="float">
            <text:p>0.1827</text:p>
          </table:table-cell>
          <table:table-cell table:style-name="ce4" table:formula="of:=SUM([.D35:.D37])" office:value-type="float" office:value="0.2215" calcext:value-type="float">
            <text:p>0.221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38]/[.D38]" office:value-type="float" office:value="0.824740406320542" calcext:value-type="float">
            <text:p>0.82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ale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33" calcext:value-type="float">
            <text:p>0.330</text:p>
          </table:table-cell>
          <table:table-cell table:style-name="ce4" table:formula="of:=0.207*[.B43]" office:value-type="float" office:value="0.06831" calcext:value-type="float">
            <text:p>0.0683</text:p>
          </table:table-cell>
          <table:table-cell table:style-name="ce4" table:formula="of:=0.207*[.B43]" office:value-type="float" office:value="0.06831" calcext:value-type="float">
            <text:p>0.0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45" calcext:value-type="float">
            <text:p>0.450</text:p>
          </table:table-cell>
          <table:table-cell table:style-name="ce4" table:formula="of:=0.159*[.B44]" office:value-type="float" office:value="0.07155" calcext:value-type="float">
            <text:p>0.0716</text:p>
          </table:table-cell>
          <table:table-cell table:style-name="ce4" table:formula="of:=0.226*[.B44]" office:value-type="float" office:value="0.1017" calcext:value-type="float">
            <text:p>0.1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22" calcext:value-type="float">
            <text:p>0.220</text:p>
          </table:table-cell>
          <table:table-cell table:style-name="ce4" table:formula="of:=0.193*[.B45]" office:value-type="float" office:value="0.04246" calcext:value-type="float">
            <text:p>0.0425</text:p>
          </table:table-cell>
          <table:table-cell table:style-name="ce4" table:formula="of:=0.243*[.B45]" office:value-type="float" office:value="0.05346" calcext:value-type="float">
            <text:p>0.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43:.C45])" office:value-type="float" office:value="0.18232" calcext:value-type="float">
            <text:p>0.1823</text:p>
          </table:table-cell>
          <table:table-cell table:style-name="ce4" table:formula="of:=SUM([.D43:.D45])" office:value-type="float" office:value="0.22347" calcext:value-type="float">
            <text:p>0.223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46]/[.D46]" office:value-type="float" office:value="0.815858951984606" calcext:value-type="float">
            <text:p>0.81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etoge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05" calcext:value-type="float">
            <text:p>0.050</text:p>
          </table:table-cell>
          <table:table-cell table:style-name="ce4" table:formula="of:=0.207*[.B51]" office:value-type="float" office:value="0.01035" calcext:value-type="float">
            <text:p>0.0104</text:p>
          </table:table-cell>
          <table:table-cell table:style-name="ce4" table:formula="of:=0.207*[.B51]" office:value-type="float" office:value="0.01035" calcext:value-type="float">
            <text:p>0.0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75" calcext:value-type="float">
            <text:p>0.750</text:p>
          </table:table-cell>
          <table:table-cell table:style-name="ce4" table:formula="of:=0.159*[.B52]" office:value-type="float" office:value="0.11925" calcext:value-type="float">
            <text:p>0.1193</text:p>
          </table:table-cell>
          <table:table-cell table:style-name="ce4" table:formula="of:=0.226*[.B52]" office:value-type="float" office:value="0.1695" calcext:value-type="float">
            <text:p>0.1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2" calcext:value-type="float">
            <text:p>0.200</text:p>
          </table:table-cell>
          <table:table-cell table:style-name="ce4" table:formula="of:=0.193*[.B53]" office:value-type="float" office:value="0.0386" calcext:value-type="float">
            <text:p>0.0386</text:p>
          </table:table-cell>
          <table:table-cell table:style-name="ce4" table:formula="of:=0.243*[.B53]" office:value-type="float" office:value="0.0486" calcext:value-type="float">
            <text:p>0.0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51:.C53])" office:value-type="float" office:value="0.1682" calcext:value-type="float">
            <text:p>0.1682</text:p>
          </table:table-cell>
          <table:table-cell table:style-name="ce4" table:formula="of:=SUM([.D51:.D53])" office:value-type="float" office:value="0.22845" calcext:value-type="float">
            <text:p>0.228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54]/[.D54]" office:value-type="float" office:value="0.736266141387612" calcext:value-type="float">
            <text:p>0.73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Atki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09" calcext:value-type="float">
            <text:p>0.090</text:p>
          </table:table-cell>
          <table:table-cell table:style-name="ce4" table:formula="of:=0.207*[.B59]" office:value-type="float" office:value="0.01863" calcext:value-type="float">
            <text:p>0.0186</text:p>
          </table:table-cell>
          <table:table-cell table:style-name="ce4" table:formula="of:=0.207*[.B59]" office:value-type="float" office:value="0.01863" calcext:value-type="float">
            <text:p>0.0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62" calcext:value-type="float">
            <text:p>0.620</text:p>
          </table:table-cell>
          <table:table-cell table:style-name="ce4" table:formula="of:=0.159*[.B60]" office:value-type="float" office:value="0.09858" calcext:value-type="float">
            <text:p>0.0986</text:p>
          </table:table-cell>
          <table:table-cell table:style-name="ce4" table:formula="of:=0.226*[.B60]" office:value-type="float" office:value="0.14012" calcext:value-type="float">
            <text:p>0.1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23" calcext:value-type="float">
            <text:p>0.230</text:p>
          </table:table-cell>
          <table:table-cell table:style-name="ce4" table:formula="of:=0.193*[.B61]" office:value-type="float" office:value="0.04439" calcext:value-type="float">
            <text:p>0.0444</text:p>
          </table:table-cell>
          <table:table-cell table:style-name="ce4" table:formula="of:=0.243*[.B61]" office:value-type="float" office:value="0.05589" calcext:value-type="float">
            <text:p>0.0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59:.C61])" office:value-type="float" office:value="0.1616" calcext:value-type="float">
            <text:p>0.1616</text:p>
          </table:table-cell>
          <table:table-cell table:style-name="ce4" table:formula="of:=SUM([.D59:.D61])" office:value-type="float" office:value="0.21464" calcext:value-type="float">
            <text:p>0.214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62]/[.D62]" office:value-type="float" office:value="0.752888557584793" calcext:value-type="float">
            <text:p>0.75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ow Car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15" calcext:value-type="float">
            <text:p>0.150</text:p>
          </table:table-cell>
          <table:table-cell table:style-name="ce4" table:formula="of:=0.207*[.B67]" office:value-type="float" office:value="0.03105" calcext:value-type="float">
            <text:p>0.0311</text:p>
          </table:table-cell>
          <table:table-cell table:style-name="ce4" table:formula="of:=0.207*[.B67]" office:value-type="float" office:value="0.03105" calcext:value-type="float">
            <text:p>0.0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65" calcext:value-type="float">
            <text:p>0.650</text:p>
          </table:table-cell>
          <table:table-cell table:style-name="ce4" table:formula="of:=0.159*[.B68]" office:value-type="float" office:value="0.10335" calcext:value-type="float">
            <text:p>0.1034</text:p>
          </table:table-cell>
          <table:table-cell table:style-name="ce4" table:formula="of:=0.226*[.B68]" office:value-type="float" office:value="0.1469" calcext:value-type="float">
            <text:p>0.1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2" calcext:value-type="float">
            <text:p>0.200</text:p>
          </table:table-cell>
          <table:table-cell table:style-name="ce4" table:formula="of:=0.193*[.B69]" office:value-type="float" office:value="0.0386" calcext:value-type="float">
            <text:p>0.0386</text:p>
          </table:table-cell>
          <table:table-cell table:style-name="ce4" table:formula="of:=0.243*[.B69]" office:value-type="float" office:value="0.0486" calcext:value-type="float">
            <text:p>0.0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67:.C69])" office:value-type="float" office:value="0.173" calcext:value-type="float">
            <text:p>0.1730</text:p>
          </table:table-cell>
          <table:table-cell table:style-name="ce4" table:formula="of:=SUM([.D67:.D69])" office:value-type="float" office:value="0.22655" calcext:value-type="float">
            <text:p>0.226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70]/[.D70]" office:value-type="float" office:value="0.763628338115206" calcext:value-type="float">
            <text:p>0.76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Veg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bs</text:p>
          </table:table-cell>
          <table:table-cell table:style-name="ce2" office:value-type="float" office:value="0.15" calcext:value-type="float">
            <text:p>0.150</text:p>
          </table:table-cell>
          <table:table-cell table:style-name="ce4" table:formula="of:=0.207*[.B75]" office:value-type="float" office:value="0.03105" calcext:value-type="float">
            <text:p>0.0311</text:p>
          </table:table-cell>
          <table:table-cell table:style-name="ce4" table:formula="of:=0.207*[.B75]" office:value-type="float" office:value="0.03105" calcext:value-type="float">
            <text:p>0.0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</text:p>
          </table:table-cell>
          <table:table-cell table:style-name="ce2" office:value-type="float" office:value="0.65" calcext:value-type="float">
            <text:p>0.650</text:p>
          </table:table-cell>
          <table:table-cell table:style-name="ce4" table:formula="of:=0.159*[.B76]" office:value-type="float" office:value="0.10335" calcext:value-type="float">
            <text:p>0.1034</text:p>
          </table:table-cell>
          <table:table-cell table:style-name="ce4" table:formula="of:=0.226*[.B76]" office:value-type="float" office:value="0.1469" calcext:value-type="float">
            <text:p>0.1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</text:p>
          </table:table-cell>
          <table:table-cell table:style-name="ce2" office:value-type="float" office:value="0.2" calcext:value-type="float">
            <text:p>0.200</text:p>
          </table:table-cell>
          <table:table-cell table:style-name="ce4" table:formula="of:=0.193*[.B77]" office:value-type="float" office:value="0.0386" calcext:value-type="float">
            <text:p>0.0386</text:p>
          </table:table-cell>
          <table:table-cell table:style-name="ce4" table:formula="of:=0.243*[.B77]" office:value-type="float" office:value="0.0486" calcext:value-type="float">
            <text:p>0.0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75:.C77])" office:value-type="float" office:value="0.173" calcext:value-type="float">
            <text:p>0.1730</text:p>
          </table:table-cell>
          <table:table-cell table:style-name="ce4" table:formula="of:=SUM([.D75:.D77])" office:value-type="float" office:value="0.22655" calcext:value-type="float">
            <text:p>0.226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C78]/[.D78]" office:value-type="float" office:value="0.763628338115206" calcext:value-type="float">
            <text:p>0.76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SM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bs</text:p>
          </table:table-cell>
          <table:table-cell office:value-type="float" office:value="20" calcext:value-type="float">
            <text:p>20</text:p>
          </table:table-cell>
          <table:table-cell table:formula="of:=4*[.B83]" office:value-type="float" office:value="80" calcext:value-type="float">
            <text:p>80</text:p>
          </table:table-cell>
          <table:table-cell table:style-name="ce2" table:formula="of:=[.C83]/[.$C$6]" office:value-type="float" office:value="0.0316681181220806" calcext:value-type="float">
            <text:p>0.032</text:p>
          </table:table-cell>
          <table:table-cell table:style-name="ce4" table:formula="of:=0.207*[.D83]" office:value-type="float" office:value="0.00655530045127068" calcext:value-type="float">
            <text:p>0.0066</text:p>
          </table:table-cell>
          <table:table-cell table:style-name="ce4" table:formula="of:=0.207*[.D83]" office:value-type="float" office:value="0.00655530045127068" calcext:value-type="float">
            <text:p>0.0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0" calcext:value-type="float">
            <text:p>20</text:p>
          </table:table-cell>
          <table:table-cell table:formula="of:=9*[.B84]" office:value-type="float" office:value="180" calcext:value-type="float">
            <text:p>180</text:p>
          </table:table-cell>
          <table:table-cell table:style-name="ce2" table:formula="of:=[.C84]/[.$C$6]" office:value-type="float" office:value="0.0712532657746813" calcext:value-type="float">
            <text:p>0.071</text:p>
          </table:table-cell>
          <table:table-cell table:style-name="ce4" table:formula="of:=0.159*[.D84]" office:value-type="float" office:value="0.0113292692581743" calcext:value-type="float">
            <text:p>0.0113</text:p>
          </table:table-cell>
          <table:table-cell table:style-name="ce4" table:formula="of:=0.226*[.D84]" office:value-type="float" office:value="0.016103238065078" calcext:value-type="float">
            <text:p>0.0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20" calcext:value-type="float">
            <text:p>120</text:p>
          </table:table-cell>
          <table:table-cell table:formula="of:=4*[.B85]" office:value-type="float" office:value="480" calcext:value-type="float">
            <text:p>480</text:p>
          </table:table-cell>
          <table:table-cell table:style-name="ce2" table:formula="of:=[.C85]/[.$C$6]" office:value-type="float" office:value="0.190008708732484" calcext:value-type="float">
            <text:p>0.190</text:p>
          </table:table-cell>
          <table:table-cell table:style-name="ce4" table:formula="of:=0.193*[.D85]" office:value-type="float" office:value="0.0366716807853693" calcext:value-type="float">
            <text:p>0.0367</text:p>
          </table:table-cell>
          <table:table-cell table:style-name="ce4" table:formula="of:=0.243*[.D85]" office:value-type="float" office:value="0.0461721162219935" calcext:value-type="float">
            <text:p>0.0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83:.C85])" office:value-type="float" office:value="740" calcext:value-type="float">
            <text:p>740</text:p>
          </table:table-cell>
          <table:table-cell/>
          <table:table-cell table:style-name="ce4" table:formula="of:=SUM([.E83:.E85])" office:value-type="float" office:value="0.0545562504948143" calcext:value-type="float">
            <text:p>0.0546</text:p>
          </table:table-cell>
          <table:table-cell table:style-name="ce4" table:formula="of:=SUM([.F83:.F85])" office:value-type="float" office:value="0.0688306547383422" calcext:value-type="float">
            <text:p>0.068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E86]/[.F86]" office:value-type="float" office:value="0.792615596963423" calcext:value-type="float">
            <text:p>0.79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:NPE Balanced</text:p>
          </table:table-cell>
          <table:table-cell table:number-columns-repeated="6"/>
          <table:table-cell office:value-type="string" calcext:value-type="string">
            <text:p>P:NPE Balan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</table:table-row>
        <table:table-row table:style-name="ro1">
          <table:table-cell office:value-type="string" calcext:value-type="string">
            <text:p>Carbs</text:p>
          </table:table-cell>
          <table:table-cell office:value-type="float" office:value="20" calcext:value-type="float">
            <text:p>20</text:p>
          </table:table-cell>
          <table:table-cell table:formula="of:=4*[.B91]" office:value-type="float" office:value="80" calcext:value-type="float">
            <text:p>80</text:p>
          </table:table-cell>
          <table:table-cell table:style-name="ce2" table:formula="of:=[.C91]/[.$C$6]" office:value-type="float" office:value="0.0316681181220806" calcext:value-type="float">
            <text:p>0.032</text:p>
          </table:table-cell>
          <table:table-cell table:style-name="ce4" table:formula="of:=0.207*[.D91]" office:value-type="float" office:value="0.00655530045127068" calcext:value-type="float">
            <text:p>0.0066</text:p>
          </table:table-cell>
          <table:table-cell table:style-name="ce4" table:formula="of:=0.207*[.D91]" office:value-type="float" office:value="0.00655530045127068" calcext:value-type="float">
            <text:p>0.0066</text:p>
          </table:table-cell>
          <table:table-cell/>
          <table:table-cell office:value-type="string" calcext:value-type="string">
            <text:p>Carbs</text:p>
          </table:table-cell>
          <table:table-cell office:value-type="float" office:value="20" calcext:value-type="float">
            <text:p>20</text:p>
          </table:table-cell>
          <table:table-cell table:formula="of:=4*[.I91]" office:value-type="float" office:value="80" calcext:value-type="float">
            <text:p>80</text:p>
          </table:table-cell>
          <table:table-cell table:style-name="ce2" table:formula="of:=[.J91]/[.$C$6]" office:value-type="float" office:value="0.0316681181220806" calcext:value-type="float">
            <text:p>0.032</text:p>
          </table:table-cell>
          <table:table-cell table:style-name="ce4" table:formula="of:=0.207*[.K91]" office:value-type="float" office:value="0.00655530045127068" calcext:value-type="float">
            <text:p>0.0066</text:p>
          </table:table-cell>
          <table:table-cell table:style-name="ce4" table:formula="of:=0.207*[.K91]" office:value-type="float" office:value="0.00655530045127068" calcext:value-type="float">
            <text:p>0.0066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45" calcext:value-type="float">
            <text:p>145</text:p>
          </table:table-cell>
          <table:table-cell table:formula="of:=9*[.B92]" office:value-type="float" office:value="1305" calcext:value-type="float">
            <text:p>1305</text:p>
          </table:table-cell>
          <table:table-cell table:style-name="ce2" table:formula="of:=[.C92]/[.$C$6]" office:value-type="float" office:value="0.51658617686644" calcext:value-type="float">
            <text:p>0.517</text:p>
          </table:table-cell>
          <table:table-cell table:style-name="ce4" table:formula="of:=0.159*[.D92]" office:value-type="float" office:value="0.0821372021217639" calcext:value-type="float">
            <text:p>0.0821</text:p>
          </table:table-cell>
          <table:table-cell table:style-name="ce4" table:formula="of:=0.226*[.D92]" office:value-type="float" office:value="0.116748475971815" calcext:value-type="float">
            <text:p>0.1167</text:p>
          </table:table-cell>
          <table:table-cell/>
          <table:table-cell office:value-type="string" calcext:value-type="string">
            <text:p>Fat</text:p>
          </table:table-cell>
          <table:table-cell office:value-type="float" office:value="155" calcext:value-type="float">
            <text:p>155</text:p>
          </table:table-cell>
          <table:table-cell table:formula="of:=9*[.I92]" office:value-type="float" office:value="1395" calcext:value-type="float">
            <text:p>1395</text:p>
          </table:table-cell>
          <table:table-cell table:style-name="ce2" table:formula="of:=[.J92]/[.$C$6]" office:value-type="float" office:value="0.55221280975378" calcext:value-type="float">
            <text:p>0.552</text:p>
          </table:table-cell>
          <table:table-cell table:style-name="ce4" table:formula="of:=0.159*[.K92]" office:value-type="float" office:value="0.0878018367508511" calcext:value-type="float">
            <text:p>0.0878</text:p>
          </table:table-cell>
          <table:table-cell table:style-name="ce4" table:formula="of:=0.226*[.K92]" office:value-type="float" office:value="0.124800095004354" calcext:value-type="float">
            <text:p>0.124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65" calcext:value-type="float">
            <text:p>165</text:p>
          </table:table-cell>
          <table:table-cell table:formula="of:=4*[.B93]" office:value-type="float" office:value="660" calcext:value-type="float">
            <text:p>660</text:p>
          </table:table-cell>
          <table:table-cell table:style-name="ce2" table:formula="of:=[.C93]/[.$C$6]" office:value-type="float" office:value="0.261261974507165" calcext:value-type="float">
            <text:p>0.261</text:p>
          </table:table-cell>
          <table:table-cell table:style-name="ce4" table:formula="of:=0.193*[.D93]" office:value-type="float" office:value="0.0504235610798828" calcext:value-type="float">
            <text:p>0.0504</text:p>
          </table:table-cell>
          <table:table-cell table:style-name="ce4" table:formula="of:=0.243*[.D93]" office:value-type="float" office:value="0.0634866598052411" calcext:value-type="float">
            <text:p>0.0635</text:p>
          </table:table-cell>
          <table:table-cell/>
          <table:table-cell office:value-type="string" calcext:value-type="string">
            <text:p>Protein</text:p>
          </table:table-cell>
          <table:table-cell office:value-type="float" office:value="175" calcext:value-type="float">
            <text:p>175</text:p>
          </table:table-cell>
          <table:table-cell table:formula="of:=4*[.I93]" office:value-type="float" office:value="700" calcext:value-type="float">
            <text:p>700</text:p>
          </table:table-cell>
          <table:table-cell table:style-name="ce2" table:formula="of:=[.J93]/[.$C$6]" office:value-type="float" office:value="0.277096033568205" calcext:value-type="float">
            <text:p>0.277</text:p>
          </table:table-cell>
          <table:table-cell table:style-name="ce4" table:formula="of:=0.193*[.K93]" office:value-type="float" office:value="0.0534795344786636" calcext:value-type="float">
            <text:p>0.0535</text:p>
          </table:table-cell>
          <table:table-cell table:style-name="ce4" table:formula="of:=0.243*[.K93]" office:value-type="float" office:value="0.0673343361570739" calcext:value-type="float">
            <text:p>0.06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91:.C93])" office:value-type="float" office:value="2045" calcext:value-type="float">
            <text:p>2045</text:p>
          </table:table-cell>
          <table:table-cell/>
          <table:table-cell table:style-name="ce4" table:formula="of:=SUM([.E91:.E93])" office:value-type="float" office:value="0.139116063652917" calcext:value-type="float">
            <text:p>0.1391</text:p>
          </table:table-cell>
          <table:table-cell table:style-name="ce4" table:formula="of:=SUM([.F91:.F93])" office:value-type="float" office:value="0.186790436228327" calcext:value-type="float">
            <text:p>0.186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J91:.J93])" office:value-type="float" office:value="2175" calcext:value-type="float">
            <text:p>2175</text:p>
          </table:table-cell>
          <table:table-cell/>
          <table:table-cell table:style-name="ce4" table:formula="of:=SUM([.L91:.L93])" office:value-type="float" office:value="0.147836671680785" calcext:value-type="float">
            <text:p>0.1478</text:p>
          </table:table-cell>
          <table:table-cell table:style-name="ce4" table:formula="of:=SUM([.M91:.M93])" office:value-type="float" office:value="0.198689731612699" calcext:value-type="float">
            <text:p>0.1987</text:p>
          </table:table-cell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E94]/[.F94]" office:value-type="float" office:value="0.744770805518469" calcext:value-type="float">
            <text:p>0.745</text:p>
          </table:table-cell>
          <table:table-cell table:number-columns-repeated="5"/>
          <table:table-cell table:style-name="ce1" office:value-type="string" calcext:value-type="string">
            <text:p>FQ</text:p>
          </table:table-cell>
          <table:table-cell table:style-name="ce3" table:formula="of:=[.L94]/[.M94]" office:value-type="float" office:value="0.744057936365629" calcext:value-type="float">
            <text:p>0.74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ortion cals</text:p>
          </table:table-cell>
          <table:table-cell office:value-type="string" calcext:value-type="string">
            <text:p>Numer.</text:p>
          </table:table-cell>
          <table:table-cell office:value-type="string" calcext:value-type="string">
            <text:p>Deno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bs</text:p>
          </table:table-cell>
          <table:table-cell office:value-type="float" office:value="22.8" calcext:value-type="float">
            <text:p>22.8</text:p>
          </table:table-cell>
          <table:table-cell table:formula="of:=4*[.B99]" office:value-type="float" office:value="91.2" calcext:value-type="float">
            <text:p>91.2</text:p>
          </table:table-cell>
          <table:table-cell table:style-name="ce2" table:formula="of:=[.C99]/[.$C$6]" office:value-type="float" office:value="0.0361016546591719" calcext:value-type="float">
            <text:p>0.036</text:p>
          </table:table-cell>
          <table:table-cell table:style-name="ce4" table:formula="of:=0.207*[.D99]" office:value-type="float" office:value="0.00747304251444858" calcext:value-type="float">
            <text:p>0.0075</text:p>
          </table:table-cell>
          <table:table-cell table:style-name="ce4" table:formula="of:=0.207*[.D99]" office:value-type="float" office:value="0.00747304251444858" calcext:value-type="float">
            <text:p>0.0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91" calcext:value-type="float">
            <text:p>191</text:p>
          </table:table-cell>
          <table:table-cell table:formula="of:=9*[.B100]" office:value-type="float" office:value="1719" calcext:value-type="float">
            <text:p>1719</text:p>
          </table:table-cell>
          <table:table-cell table:style-name="ce2" table:formula="of:=[.C100]/[.$C$6]" office:value-type="float" office:value="0.680468688148207" calcext:value-type="float">
            <text:p>0.680</text:p>
          </table:table-cell>
          <table:table-cell table:style-name="ce4" table:formula="of:=0.159*[.D100]" office:value-type="float" office:value="0.108194521415565" calcext:value-type="float">
            <text:p>0.1082</text:p>
          </table:table-cell>
          <table:table-cell table:style-name="ce4" table:formula="of:=0.226*[.D100]" office:value-type="float" office:value="0.153785923521495" calcext:value-type="float">
            <text:p>0.1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00" calcext:value-type="float">
            <text:p>300</text:p>
          </table:table-cell>
          <table:table-cell table:formula="of:=4*[.B101]" office:value-type="float" office:value="1200" calcext:value-type="float">
            <text:p>1200</text:p>
          </table:table-cell>
          <table:table-cell table:style-name="ce2" table:formula="of:=[.C101]/[.$C$6]" office:value-type="float" office:value="0.475021771831209" calcext:value-type="float">
            <text:p>0.475</text:p>
          </table:table-cell>
          <table:table-cell table:style-name="ce4" table:formula="of:=0.193*[.D101]" office:value-type="float" office:value="0.0916792019634233" calcext:value-type="float">
            <text:p>0.0917</text:p>
          </table:table-cell>
          <table:table-cell table:style-name="ce4" table:formula="of:=0.243*[.D101]" office:value-type="float" office:value="0.115430290554984" calcext:value-type="float">
            <text:p>0.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99:.C101])" office:value-type="float" office:value="3010.2" calcext:value-type="float">
            <text:p>3010.2</text:p>
          </table:table-cell>
          <table:table-cell/>
          <table:table-cell table:style-name="ce4" table:formula="of:=SUM([.E99:.E101])" office:value-type="float" office:value="0.207346765893437" calcext:value-type="float">
            <text:p>0.2073</text:p>
          </table:table-cell>
          <table:table-cell table:style-name="ce4" table:formula="of:=SUM([.F99:.F101])" office:value-type="float" office:value="0.276689256590927" calcext:value-type="float">
            <text:p>0.276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Q</text:p>
          </table:table-cell>
          <table:table-cell table:style-name="ce3" table:formula="of:=[.E102]/[.F102]" office:value-type="float" office:value="0.749384954255704" calcext:value-type="float">
            <text:p>0.74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58:49.670000000</meta:creation-date>
    <dc:date>2018-05-06T20:34:37.973000000</dc:date>
    <meta:editing-duration>PT5H13M55S</meta:editing-duration>
    <meta:editing-cycles>1</meta:editing-cycles>
    <meta:document-statistic meta:table-count="1" meta:cell-count="372" meta:object-count="0"/>
    <meta:generator>LibreOffice/5.4.5.1$Windows_X86_64 LibreOffice_project/79c9829dd5d8054ec39a82dc51cd9eff340dbee8</meta:generator>
  </office:meta>
</office:document-meta>
</file>